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11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tion">
      <style:table-properties table:display="true" style:writing-mode="lr-tb"/>
    </style:style>
    <style:style style:name="ta2" style:family="table" style:master-page-name="PageStyle_5f_qualite">
      <style:table-properties table:display="true" style:writing-mode="lr-tb"/>
    </style:style>
    <style:style style:name="ta3" style:family="table" style:master-page-name="PageStyle_5f_province">
      <style:table-properties table:display="true" style:writing-mode="lr-tb"/>
    </style:style>
    <style:style style:name="ta4" style:family="table" style:master-page-name="PageStyle_5f_village">
      <style:table-properties table:display="true" style:writing-mode="lr-tb"/>
    </style:style>
    <style:style style:name="ta5" style:family="table" style:master-page-name="PageStyle_5f_habitant">
      <style:table-properties table:display="true" style:writing-mode="lr-tb"/>
    </style:style>
    <style:style style:name="ta6" style:family="table" style:master-page-name="PageStyle_5f_fabriquer">
      <style:table-properties table:display="true" style:writing-mode="lr-tb"/>
    </style:style>
    <style:style style:name="ta7" style:family="table" style:master-page-name="PageStyle_5f_absorber">
      <style:table-properties table:display="true" style:writing-mode="lr-tb"/>
    </style:style>
    <style:style style:name="ta8" style:family="table" style:master-page-name="PageStyle_5f_resserre">
      <style:table-properties table:display="true" style:writing-mode="lr-tb"/>
    </style:style>
    <style:style style:name="ta9" style:family="table" style:master-page-name="PageStyle_5f_categorie">
      <style:table-properties table:display="true" style:writing-mode="lr-tb"/>
    </style:style>
    <style:style style:name="ta10" style:family="table" style:master-page-name="PageStyle_5f_trophee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um_potion</text:p>
          </table:table-cell>
          <table:table-cell table:style-name="ce1" office:value-type="string" calcext:value-type="string">
            <text:p>lib_potion</text:p>
          </table:table-cell>
          <table:table-cell table:style-name="ce1" office:value-type="string" calcext:value-type="string">
            <text:p>formule</text:p>
          </table:table-cell>
          <table:table-cell table:style-name="ce1" office:value-type="string" calcext:value-type="string">
            <text:p>constituant_principa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tion magique n°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ui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tion magique n°2</text:p>
          </table:table-cell>
          <table:table-cell table:style-name="ce2" office:value-type="string" calcext:value-type="string">
            <text:p>4V3C2VA</text:p>
          </table:table-cell>
          <table:table-cell table:style-name="ce2" office:value-type="string" calcext:value-type="string">
            <text:p>Vin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tion magique n°3</text:p>
          </table:table-cell>
          <table:table-cell table:style-name="ce2" office:value-type="string" calcext:value-type="string">
            <text:p>2C1B</text:p>
          </table:table-cell>
          <table:table-cell table:style-name="ce2" office:value-type="string" calcext:value-type="string">
            <text:p>Calva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tion Zen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us de Betterave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tion Anti Douleur</text:p>
          </table:table-cell>
          <table:table-cell table:style-name="ce2" office:value-type="string" calcext:value-type="string">
            <text:p>5C3J1T</text:p>
          </table:table-cell>
          <table:table-cell table:style-name="ce2" office:value-type="string" calcext:value-type="string">
            <text:p>Calva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lite" table:style-name="ta2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um_qualite</text:p>
          </table:table-cell>
          <table:table-cell table:style-name="ce1" office:value-type="string" calcext:value-type="string">
            <text:p>lib_qualit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f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ruide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arde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uerrier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sseur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vreur de menhirs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acteur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issonnière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erveuse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vince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um_province</text:p>
          </table:table-cell>
          <table:table-cell table:style-name="ce1" office:value-type="string" calcext:value-type="string">
            <text:p>nom_province</text:p>
          </table:table-cell>
          <table:table-cell table:style-name="ce1" office:value-type="string" calcext:value-type="string">
            <text:p>nom_gouverneur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morique</text:p>
          </table:table-cell>
          <table:table-cell table:style-name="ce2" office:value-type="string" calcext:value-type="string">
            <text:p>Garovirus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rne</text:p>
          </table:table-cell>
          <table:table-cell table:style-name="ce2" office:value-type="string" calcext:value-type="string">
            <text:p>Nenpeuplu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quitaine</text:p>
          </table:table-cell>
          <table:table-cell table:style-name="ce2" office:value-type="string" calcext:value-type="string">
            <text:p>Yenapus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llage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_village</text:p>
          </table:table-cell>
          <table:table-cell table:style-name="ce1" office:value-type="string" calcext:value-type="string">
            <text:p>nom_village</text:p>
          </table:table-cell>
          <table:table-cell table:style-name="ce1" office:value-type="string" calcext:value-type="string">
            <text:p>nb_huttes</text:p>
          </table:table-cell>
          <table:table-cell table:style-name="ce1" office:value-type="string" calcext:value-type="string">
            <text:p>num_provi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quilon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utèc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ginum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lendes Aqua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ndat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rgovi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quae Calida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bitant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_hab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num_qualite</text:p>
          </table:table-cell>
          <table:table-cell table:style-name="ce1" office:value-type="string" calcext:value-type="string">
            <text:p>num_villag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raracourcix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mnésix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arometrix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noramix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ssurancetourix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Zérozérosix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térix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ellodalix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étyounix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méopatix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béli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lantaquati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oralélastix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neumatix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nostix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ouduri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Océanix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sdepix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ponin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albala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élatin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anzin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riquer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_potion</text:p>
          </table:table-cell>
          <table:table-cell table:style-name="ce1" office:value-type="string" calcext:value-type="string">
            <text:p>num_hab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sorber" table:style-name="ta7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um_potion</text:p>
          </table:table-cell>
          <table:table-cell table:style-name="ce1" office:value-type="string" calcext:value-type="string">
            <text:p>date_a</text:p>
          </table:table-cell>
          <table:table-cell table:style-name="ce1" office:value-type="string" calcext:value-type="string">
            <text:p>num_hab</text:p>
          </table:table-cell>
          <table:table-cell table:style-name="ce1" office:value-type="string" calcext:value-type="string">
            <text:p>quantit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2-18" calcext:value-type="date">
            <text:p>2052-02-18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02-18" calcext:value-type="date">
            <text:p>2052-02-18 00:00: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2-20" calcext:value-type="date">
            <text:p>2052-02-20 00:00: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2-20" calcext:value-type="date">
            <text:p>2052-02-20 00:00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2-20" calcext:value-type="date">
            <text:p>2052-02-20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52-05-05" calcext:value-type="date">
            <text:p>2052-05-05 00:00: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05-10" calcext:value-type="date">
            <text:p>2052-05-10 00:00: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05-10" calcext:value-type="date">
            <text:p>2052-05-10 00:00: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6-06" calcext:value-type="date">
            <text:p>2052-06-06 00:00: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06-06" calcext:value-type="date">
            <text:p>2052-06-06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6-06" calcext:value-type="date">
            <text:p>2052-06-06 00:00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06-07" calcext:value-type="date">
            <text:p>2052-06-07 00:00: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07-17" calcext:value-type="date">
            <text:p>2052-07-17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07-18" calcext:value-type="date">
            <text:p>2052-07-18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8-18" calcext:value-type="date">
            <text:p>2052-08-18 00:00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8-18" calcext:value-type="date">
            <text:p>2052-08-18 00:00: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8-18" calcext:value-type="date">
            <text:p>2052-08-18 00:00: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52-08-18" calcext:value-type="date">
            <text:p>2052-08-18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9-20" calcext:value-type="date">
            <text:p>2052-09-20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52-09-20" calcext:value-type="date">
            <text:p>2052-09-20 00:00: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10-23" calcext:value-type="date">
            <text:p>2052-10-23 00:00: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10-23" calcext:value-type="date">
            <text:p>2052-10-23 00:00: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52-10-23" calcext:value-type="date">
            <text:p>2052-10-23 00:00: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11-26" calcext:value-type="date">
            <text:p>2052-11-26 00:00: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11-26" calcext:value-type="date">
            <text:p>2052-11-26 00:00: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11-26" calcext:value-type="date">
            <text:p>2052-11-26 00:00: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11-26" calcext:value-type="date">
            <text:p>2052-11-26 00:00: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serr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_resserre</text:p>
          </table:table-cell>
          <table:table-cell table:style-name="ce1" office:value-type="string" calcext:value-type="string">
            <text:p>nom_resserre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num_villag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binus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ercingetorix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ntrof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" table:style-name="ta9">
        <table:table-column table:style-name="co1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de_cat</text:p>
          </table:table-cell>
          <table:table-cell table:style-name="ce1" office:value-type="string" calcext:value-type="string">
            <text:p>nom_categ</text:p>
          </table:table-cell>
          <table:table-cell table:style-name="ce1" office:value-type="string" calcext:value-type="string">
            <text:p>nb_poin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CN</text:p>
          </table:table-cell>
          <table:table-cell table:style-name="ce2" office:value-type="string" calcext:value-type="string">
            <text:p>Bouclier de Centur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DN</text:p>
          </table:table-cell>
          <table:table-cell table:style-name="ce2" office:value-type="string" calcext:value-type="string">
            <text:p>Bouclier de Décur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E</text:p>
          </table:table-cell>
          <table:table-cell table:style-name="ce2" office:value-type="string" calcext:value-type="string">
            <text:p>Bouclier de Légionnair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T</text:p>
          </table:table-cell>
          <table:table-cell table:style-name="ce2" office:value-type="string" calcext:value-type="string">
            <text:p>Bouclier de Lég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asque de Centur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DN</text:p>
          </table:table-cell>
          <table:table-cell table:style-name="ce2" office:value-type="string" calcext:value-type="string">
            <text:p>Casque de Décur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</text:p>
          </table:table-cell>
          <table:table-cell table:style-name="ce2" office:value-type="string" calcext:value-type="string">
            <text:p>Casque de Légionna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T</text:p>
          </table:table-cell>
          <table:table-cell table:style-name="ce2" office:value-type="string" calcext:value-type="string">
            <text:p>Casque de Léga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ophee" table:style-name="ta10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um_trophee</text:p>
          </table:table-cell>
          <table:table-cell table:style-name="ce1" office:value-type="string" calcext:value-type="string">
            <text:p>date_prise</text:p>
          </table:table-cell>
          <table:table-cell table:style-name="ce1" office:value-type="string" calcext:value-type="string">
            <text:p>code_cat</text:p>
          </table:table-cell>
          <table:table-cell table:style-name="ce1" office:value-type="string" calcext:value-type="string">
            <text:p>num_preneur</text:p>
          </table:table-cell>
          <table:table-cell table:style-name="ce1" office:value-type="string" calcext:value-type="string">
            <text:p>num_resserr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string" calcext:value-type="string">
            <text:p>BL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52-04-03" calcext:value-type="date">
            <text:p>2052-04-03 00:00:00</text:p>
          </table:table-cell>
          <table:table-cell table:style-name="ce2" office:value-type="string" calcext:value-type="string">
            <text:p>BL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52-05-05" calcext:value-type="date">
            <text:p>2052-05-05 00:00:00</text:p>
          </table:table-cell>
          <table:table-cell table:style-name="ce2" office:value-type="string" calcext:value-type="string">
            <text:p>CD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52-05-05" calcext:value-type="date">
            <text:p>2052-05-05 00:00:00</text:p>
          </table:table-cell>
          <table:table-cell table:style-name="ce2" office:value-type="string" calcext:value-type="string">
            <text:p>C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52-06-06" calcext:value-type="date">
            <text:p>2052-06-06 00:00:00</text:p>
          </table:table-cell>
          <table:table-cell table:style-name="ce2" office:value-type="string" calcext:value-type="string">
            <text:p>CC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date" office:date-value="2052-06-06" calcext:value-type="date">
            <text:p>2052-06-06 00:00:00</text:p>
          </table:table-cell>
          <table:table-cell table:style-name="ce2" office:value-type="string" calcext:value-type="string">
            <text:p>BL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date" office:date-value="2052-08-18" calcext:value-type="date">
            <text:p>2052-08-18 00:00:00</text:p>
          </table:table-cell>
          <table:table-cell table:style-name="ce2" office:value-type="string" calcext:value-type="string">
            <text:p>CC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date" office:date-value="2052-09-20" calcext:value-type="date">
            <text:p>2052-09-20 00:00:00</text:p>
          </table:table-cell>
          <table:table-cell table:style-name="ce2" office:value-type="string" calcext:value-type="string">
            <text:p>CL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date" office:date-value="2052-10-23" calcext:value-type="date">
            <text:p>2052-10-23 00:00:00</text:p>
          </table:table-cell>
          <table:table-cell table:style-name="ce2" office:value-type="string" calcext:value-type="string">
            <text:p>CD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date" office:date-value="2052-10-23" calcext:value-type="date">
            <text:p>2052-10-23 00:00:00</text:p>
          </table:table-cell>
          <table:table-cell table:style-name="ce2" office:value-type="string" calcext:value-type="string">
            <text:p>C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tion" style:display-name="PageStyle_po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lite" style:display-name="PageStyle_qual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e" style:display-name="PageStyle_provi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lage" style:display-name="PageStyle_vil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bitant" style:display-name="PageStyle_hab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riquer" style:display-name="PageStyle_fabriq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orber" style:display-name="PageStyle_absor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serre" style:display-name="PageStyle_resse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" style:display-name="PageStyle_categor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ophee" style:display-name="PageStyle_trophe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45" meta:object-count="0"/>
    <meta:generator>LibreOfficeDev/6.0.5.2$Linux_X86_64 LibreOffice_project/</meta:generator>
  </office:meta>
</office:document-meta>
</file>